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renis ADF Pro Math" svg:font-family="'Berenis ADF Pro Math'"/>
    <style:font-face style:name="Lohit Devanagari1" svg:font-family="'Lohit Devanagari'"/>
    <style:font-face style:name="Bitstream Vera Serif" svg:font-family="'Bitstream Vera Serif'" style:font-family-generic="roman"/>
    <style:font-face style:name="Latin Modern Mono" svg:font-family="'Latin Modern Mono'" style:font-pitch="fixed"/>
    <style:font-face style:name="Bitstream Vera Sans Mono" svg:font-family="'Bitstream Vera Sans Mono'" style:font-family-generic="modern" style:font-pitch="fixed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51e" officeooo:paragraph-rsid="0007b51e"/>
    </style:style>
    <style:style style:name="P2" style:family="paragraph" style:parent-style-name="Standard">
      <style:text-properties officeooo:rsid="0007b51e" officeooo:paragraph-rsid="0009a27d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ntarell Extra Bol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 Extra Bol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atin Modern Mono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3cm" svg:stroke-color="#55308d" draw:marker-start-width="0.801cm" draw:marker-end-width="0.801cm" draw:fill="none" draw:textarea-horizontal-align="justify" draw:textarea-vertical-align="middle" draw:auto-grow-height="false" fo:min-height="4.51cm" fo:min-width="14.4cm" fo:padding-top="0.15cm" fo:padding-bottom="0.15cm" fo:padding-left="0.15cm" fo:padding-right="0.15cm" style:run-through="foreground"/>
    </style:style>
    <style:style style:name="gr4" style:family="graphic">
      <style:graphic-properties draw:stroke="none" svg:stroke-color="#000000" draw:fill="none" draw:fill-color="#ffffff" draw:textarea-vertical-align="middle" fo:min-height="2.907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3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draw:textarea-vertical-align="middle" fo:min-height="1.744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g draw:style-name="gr2"><draw:custom-shape draw:name="Shape1" draw:style-name="gr3" draw:text-style-name="P3" svg:width="14.701cm" svg:height="4.811cm" svg:x="-0.161cm" svg:y="8.015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114cm" svg:y="8.966cm"><draw:text-box><text:p text:style-name="P4"><text:span text:style-name="T1">Höhenenergie</text:span></text:p></draw:text-box></draw:frame></draw:g><draw:frame draw:name="Shape3" draw:style-name="gr29" draw:text-style-name="P7" svg:width="5.194cm" svg:height="1.745cm" svg:x="7.911cm" svg:y="9.592cm"><draw:text-box><text:p text:style-name="P6"><text:span text:style-name="T2">E = mgh</text:span></text:p></draw:text-box></draw:frame></draw:g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g draw:style-name="gr2"><draw:custom-shape draw:name="Shape1" draw:style-name="gr3" draw:text-style-name="P3" svg:width="14.701cm" svg:height="4.811cm" svg:x="-0.161cm" svg:y="8.015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114cm" svg:y="8.966cm"><draw:text-box><text:p text:style-name="P4"><text:span text:style-name="T1">Höhenenergie</text:span></text:p></draw:text-box></draw:frame></draw:g><draw:frame draw:name="Shape3" draw:style-name="gr28" draw:text-style-name="P7" svg:width="5.194cm" svg:height="1.745cm" svg:x="7.911cm" svg:y="9.592cm"><draw:text-box><text:p text:style-name="P6"><text:span text:style-name="T2">E = mgh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3" draw:style-name="gr1"><draw:g draw:style-name="gr2"><draw:custom-shape draw:name="Shape1" draw:style-name="gr3" draw:text-style-name="P3" svg:width="14.701cm" svg:height="4.811cm" svg:x="-0.176cm" svg:y="0.362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099cm" svg:y="1.313cm"><draw:text-box><text:p text:style-name="P4"><text:span text:style-name="T1">Höhenenergie</text:span></text:p></draw:text-box></draw:frame></draw:g><draw:frame draw:name="Shape3" draw:style-name="gr26" draw:text-style-name="P7" svg:width="5.194cm" svg:height="1.745cm" svg:x="7.896cm" svg:y="1.939cm"><draw:text-box><text:p text:style-name="P6"><text:span text:style-name="T2">E = mgh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g draw:style-name="gr2"><draw:custom-shape draw:name="Shape1" draw:style-name="gr3" draw:text-style-name="P3" svg:width="14.701cm" svg:height="4.811cm" svg:x="-0.176cm" svg:y="0.457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099cm" svg:y="1.408cm"><draw:text-box><text:p text:style-name="P4"><text:span text:style-name="T1">Höhenenergie</text:span></text:p></draw:text-box></draw:frame></draw:g><draw:frame draw:name="Shape3" draw:style-name="gr27" draw:text-style-name="P7" svg:width="5.194cm" svg:height="1.745cm" svg:x="7.896cm" svg:y="2.034cm"><draw:text-box><text:p text:style-name="P6"><text:span text:style-name="T2">E = mgh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4" draw:style-name="gr1"><draw:g draw:style-name="gr2"><draw:custom-shape draw:name="Shape1" draw:style-name="gr3" draw:text-style-name="P3" svg:width="14.701cm" svg:height="4.811cm" svg:x="-0.03cm" svg:y="-1.028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245cm" svg:y="-0.077cm"><draw:text-box><text:p text:style-name="P4"><text:span text:style-name="T1">Wärmeenergie</text:span></text:p></draw:text-box></draw:frame></draw:g><draw:frame draw:name="Shape3" draw:style-name="gr25" draw:text-style-name="P7" svg:width="5.194cm" svg:height="1.745cm" svg:x="8.042cm" svg:y="0.549cm"><draw:text-box><text:p text:style-name="P6"><text:span text:style-name="T2">∆</text:span><text:span text:style-name="T2">E = mk∆T</text:span></text:p></draw:text-box></draw:frame></draw:g><text:soft-page-break/></text:p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><draw:g text:anchor-type="paragraph" draw:z-index="5" draw:style-name="gr1"><draw:g draw:style-name="gr2"><draw:custom-shape draw:name="Shape1" draw:style-name="gr3" draw:text-style-name="P3" svg:width="14.701cm" svg:height="4.811cm" svg:x="-0.014cm" svg:y="0.335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261cm" svg:y="1.286cm"><draw:text-box><text:p text:style-name="P4"><text:span text:style-name="T1">Wärmeenergie</text:span></text:p></draw:text-box></draw:frame></draw:g><draw:frame draw:name="Shape3" draw:style-name="gr24" draw:text-style-name="P7" svg:width="5.194cm" svg:height="1.745cm" svg:x="8.058cm" svg:y="1.912cm"><draw:text-box><text:p text:style-name="P6"><text:span text:style-name="T2">∆</text:span><text:span text:style-name="T2">E = mk∆T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><draw:g text:anchor-type="paragraph" draw:z-index="6" draw:style-name="gr1"><draw:g draw:style-name="gr2"><draw:custom-shape draw:name="Shape1" draw:style-name="gr3" draw:text-style-name="P3" svg:width="14.701cm" svg:height="4.811cm" svg:x="-0.095cm" svg:y="2.674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18cm" svg:y="3.625cm"><draw:text-box><text:p text:style-name="P4"><text:span text:style-name="T1">Wärmeenergie</text:span></text:p></draw:text-box></draw:frame></draw:g><draw:frame draw:name="Shape3" draw:style-name="gr23" draw:text-style-name="P7" svg:width="5.194cm" svg:height="1.745cm" svg:x="7.977cm" svg:y="4.251cm"><draw:text-box><text:p text:style-name="P6"><text:span text:style-name="T2">∆</text:span><text:span text:style-name="T2">E = mk∆T</text:span></text:p></draw:text-box></draw:frame></draw:g><draw:g text:anchor-type="paragraph" draw:z-index="7" draw:style-name="gr1"><draw:g draw:style-name="gr2"><draw:custom-shape draw:name="Shape1" draw:style-name="gr3" draw:text-style-name="P3" svg:width="14.701cm" svg:height="4.811cm" svg:x="-0.161cm" svg:y="8.015cm"><text:p/><draw:enhanced-geometry svg:viewBox="0 0 21600 21600" draw:type="rectangle" draw:enhanced-path="M 0 0 L 21600 0 21600 21600 0 21600 0 0 Z N"/></draw:custom-shape><draw:frame draw:name="Shape2" draw:style-name="gr4" draw:text-style-name="P5" svg:width="5.522cm" svg:height="2.908cm" svg:x="1.114cm" svg:y="8.966cm"><draw:text-box><text:p text:style-name="P4"><text:span text:style-name="T1">Wärmeenergie</text:span></text:p></draw:text-box></draw:frame></draw:g><draw:frame draw:name="Shape3" draw:style-name="gr22" draw:text-style-name="P7" svg:width="5.194cm" svg:height="1.745cm" svg:x="7.911cm" svg:y="9.592cm"><draw:text-box><text:p text:style-name="P6"><text:span text:style-name="T2">∆</text:span><text:span text:style-name="T2">E = mk∆T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) Höhenenergie</text:p>
      <text:p text:style-name="P2">2) Wärmeenergie</text:p>
      <text:p text:style-name="P2">3) Bewegungsenergie</text:p>
      <text:p text:style-name="P2">4) Spannenergie</text:p>
      <text:p text:style-name="P2">5) Elektrische Energie</text:p>
      <text:p text:style-name="P2">6) Sonnenstrahlungsenergie</text:p>
      <text:p text:style-name="P2">7) Elektrische Energie </text:p>
      <text:p text:style-name="P2">8) Kernenergie = mc^2</text:p>
      <text:p text:style-name="P2"/>
      <text:p text:style-name="P2"/>
      <text:p text:style-name="P2"/>
      <text:p text:style-name="P2"><draw:g text:anchor-type="paragraph" draw:z-index="10" draw:style-name="gr1"><draw:g draw:style-name="gr2"><draw:custom-shape draw:name="Shape1" draw:style-name="gr3" draw:text-style-name="P3" svg:width="14.701cm" svg:height="4.811cm" svg:x="-0.143cm" svg:y="-0.746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2cm" svg:y="0.205cm"><draw:text-box><text:p text:style-name="P4"><text:span text:style-name="T1">Bewegungsenergie</text:span></text:p></draw:text-box></draw:frame></draw:g><draw:frame draw:name="Shape3" draw:style-name="gr19" draw:text-style-name="P7" svg:width="5.194cm" svg:height="1.745cm" svg:x="7.929cm" svg:y="0.831cm"><draw:text-box><text:p text:style-name="P6"><text:span text:style-name="T2">E = ½ mv</text:span><text:span text:style-name="T3">2</text:span></text:p></draw:text-box></draw:frame></draw:g><text:soft-page-break/></text:p>
      <text:p text:style-name="P2"/>
      <text:p text:style-name="P2"/>
      <text:p text:style-name="P2"/>
      <text:p text:style-name="P2"><draw:g text:anchor-type="paragraph" draw:z-index="8" draw:style-name="gr1"><draw:g draw:style-name="gr2"><draw:custom-shape draw:name="Shape1" draw:style-name="gr3" draw:text-style-name="P3" svg:width="14.701cm" svg:height="4.811cm" svg:x="-0.161cm" svg:y="8.015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02cm" svg:y="8.966cm"><draw:text-box><text:p text:style-name="P4"><text:span text:style-name="T1">Bewegungsenergie</text:span></text:p></draw:text-box></draw:frame></draw:g><draw:frame draw:name="Shape3" draw:style-name="gr21" draw:text-style-name="P7" svg:width="5.194cm" svg:height="1.745cm" svg:x="7.911cm" svg:y="9.592cm"><draw:text-box><text:p text:style-name="P6"><text:span text:style-name="T2">E = ½ mv</text:span><text:span text:style-name="T3">2</text:span></text:p></draw:text-box></draw:frame></draw:g><draw:g text:anchor-type="paragraph" draw:z-index="9" draw:style-name="gr1"><draw:g draw:style-name="gr2"><draw:custom-shape draw:name="Shape1" draw:style-name="gr3" draw:text-style-name="P3" svg:width="14.701cm" svg:height="4.811cm" svg:x="-0.127cm" svg:y="2.648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36cm" svg:y="3.599cm"><draw:text-box><text:p text:style-name="P4"><text:span text:style-name="T1">Bewegungsenergie</text:span></text:p></draw:text-box></draw:frame></draw:g><draw:frame draw:name="Shape3" draw:style-name="gr20" draw:text-style-name="P7" svg:width="5.194cm" svg:height="1.745cm" svg:x="7.945cm" svg:y="4.225cm"><draw:text-box><text:p text:style-name="P6"><text:span text:style-name="T2">E = ½ mv</text:span><text:span text:style-name="T3">2</text:span></text:p></draw:text-box></draw:frame></draw:g><draw:g text:anchor-type="paragraph" draw:z-index="11" draw:style-name="gr1"><draw:g draw:style-name="gr2"><draw:custom-shape draw:name="Shape1" draw:style-name="gr3" draw:text-style-name="P3" svg:width="14.701cm" svg:height="4.811cm" svg:x="-0.194cm" svg:y="13.307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069cm" svg:y="14.258cm"><draw:text-box><text:p text:style-name="P4"><text:span text:style-name="T1">Bewegungsenergie</text:span></text:p></draw:text-box></draw:frame></draw:g><draw:frame draw:name="Shape3" draw:style-name="gr18" draw:text-style-name="P7" svg:width="5.194cm" svg:height="1.745cm" svg:x="7.878cm" svg:y="14.884cm"><draw:text-box><text:p text:style-name="P6"><text:span text:style-name="T2">E = ½ mv</text:span><text:span text:style-name="T3">2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9" draw:style-name="gr1"><draw:g draw:style-name="gr2"><draw:custom-shape draw:name="Shape1" draw:style-name="gr3" draw:text-style-name="P3" svg:width="14.701cm" svg:height="4.811cm" svg:x="-0.111cm" svg:y="0.383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52cm" svg:y="1.334cm"><draw:text-box><text:p text:style-name="P4"><text:span text:style-name="T1">Bewegungsenergie</text:span></text:p></draw:text-box></draw:frame></draw:g><draw:frame draw:name="Shape3" draw:style-name="gr10" draw:text-style-name="P7" svg:width="5.194cm" svg:height="1.745cm" svg:x="7.961cm" svg:y="1.96cm"><draw:text-box><text:p text:style-name="P6"><text:span text:style-name="T2">E = ½ mv</text:span><text:span text:style-name="T3">2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0" draw:style-name="gr1"><draw:g draw:style-name="gr2"><draw:custom-shape draw:name="Shape1" draw:style-name="gr3" draw:text-style-name="P3" svg:width="14.701cm" svg:height="4.811cm" svg:x="-0.519cm" svg:y="-1.402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-0.256cm" svg:y="-0.451cm"><draw:text-box><text:p text:style-name="P4"><text:span text:style-name="T1">Chemischeenergie</text:span></text:p></draw:text-box></draw:frame></draw:g><draw:frame draw:name="Shape3" draw:style-name="gr9" draw:text-style-name="P7" svg:width="5.194cm" svg:height="1.745cm" svg:x="7.553cm" svg:y="0.175cm"><draw:text-box><text:p text:style-name="P6"><text:span text:style-name="T2">E = Hm</text:span></text:p></draw:text-box></draw:frame></draw:g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1" draw:style-name="gr1"><draw:g draw:style-name="gr2"><draw:custom-shape draw:name="Shape1" draw:style-name="gr3" draw:text-style-name="P3" svg:width="14.701cm" svg:height="4.811cm" svg:x="-0.55cm" svg:y="0.007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-0.287cm" svg:y="0.958cm"><draw:text-box><text:p text:style-name="P4"><text:span text:style-name="T1">Chemischeenergie</text:span></text:p></draw:text-box></draw:frame></draw:g><draw:frame draw:name="Shape3" draw:style-name="gr8" draw:text-style-name="P7" svg:width="5.194cm" svg:height="1.745cm" svg:x="7.522cm" svg:y="1.584cm"><draw:text-box><text:p text:style-name="P6"><text:span text:style-name="T2">E = Hm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2" draw:style-name="gr1"><draw:g draw:style-name="gr2"><draw:custom-shape draw:name="Shape1" draw:style-name="gr3" draw:text-style-name="P3" svg:width="14.701cm" svg:height="4.811cm" svg:x="-0.616cm" svg:y="0.349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-0.353cm" svg:y="1.3cm"><draw:text-box><text:p text:style-name="P4"><text:span text:style-name="T1">Chemischeenergie</text:span></text:p></draw:text-box></draw:frame></draw:g><draw:frame draw:name="Shape3" draw:style-name="gr7" draw:text-style-name="P7" svg:width="5.194cm" svg:height="1.745cm" svg:x="7.456cm" svg:y="1.926cm"><draw:text-box><text:p text:style-name="P6"><text:span text:style-name="T2">E = Hm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3" draw:style-name="gr1"><draw:g draw:style-name="gr2"><draw:custom-shape draw:name="Shape1" draw:style-name="gr3" draw:text-style-name="P3" svg:width="14.701cm" svg:height="4.811cm" svg:x="-0.665cm" svg:y="0.22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-0.402cm" svg:y="1.171cm"><draw:text-box><text:p text:style-name="P4"><text:span text:style-name="T1">Chemischeenergie</text:span></text:p></draw:text-box></draw:frame></draw:g><draw:frame draw:name="Shape3" draw:style-name="gr6" draw:text-style-name="P7" svg:width="5.194cm" svg:height="1.745cm" svg:x="7.407cm" svg:y="1.797cm"><draw:text-box><text:p text:style-name="P6"><text:span text:style-name="T2">E = Hm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4" draw:style-name="gr1"><draw:g draw:style-name="gr2"><draw:custom-shape draw:name="Shape1" draw:style-name="gr3" draw:text-style-name="P3" svg:width="14.701cm" svg:height="4.811cm" svg:x="-0.647cm" svg:y="0.206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-0.384cm" svg:y="1.157cm"><draw:text-box><text:p text:style-name="P4"><text:span text:style-name="T1">Chemischeenergie</text:span></text:p></draw:text-box></draw:frame></draw:g><draw:frame draw:name="Shape3" draw:style-name="gr5" draw:text-style-name="P7" svg:width="5.194cm" svg:height="1.745cm" svg:x="7.425cm" svg:y="1.783cm"><draw:text-box><text:p text:style-name="P6"><text:span text:style-name="T2">E = Hm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g text:anchor-type="paragraph" draw:z-index="12" draw:style-name="gr1"><draw:g draw:style-name="gr2"><draw:custom-shape draw:name="Shape1" draw:style-name="gr3" draw:text-style-name="P3" svg:width="14.701cm" svg:height="4.811cm" svg:x="-0.162cm" svg:y="-0.427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01cm" svg:y="0.524cm"><draw:text-box><text:p text:style-name="P4"><text:span text:style-name="T1">Spannenergie</text:span></text:p></draw:text-box></draw:frame></draw:g><draw:frame draw:name="Shape3" draw:style-name="gr17" draw:text-style-name="P7" svg:width="5.194cm" svg:height="1.745cm" svg:x="7.91cm" svg:y="1.15cm"><draw:text-box><text:p text:style-name="P6"><text:span text:style-name="T2">E = ½ D(∆</text:span><text:span text:style-name="T2">v)</text:span><text:span text:style-name="T3">2</text:span></text:p></draw:text-box></draw:frame></draw:g></text:p>
      <text:p text:style-name="P2"/>
      <text:p text:style-name="P2"/>
      <text:p text:style-name="P2"/>
      <text:p text:style-name="P2"/>
      <text:p text:style-name="P2"><draw:g text:anchor-type="paragraph" draw:z-index="13" draw:style-name="gr1"><draw:g draw:style-name="gr2"><draw:custom-shape draw:name="Shape1" draw:style-name="gr3" draw:text-style-name="P3" svg:width="14.701cm" svg:height="4.811cm" svg:x="-0.131cm" svg:y="2.447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32cm" svg:y="3.398cm"><draw:text-box><text:p text:style-name="P4"><text:span text:style-name="T1">Spannenergie</text:span></text:p></draw:text-box></draw:frame></draw:g><draw:frame draw:name="Shape3" draw:style-name="gr16" draw:text-style-name="P7" svg:width="5.194cm" svg:height="1.745cm" svg:x="7.941cm" svg:y="4.024cm"><draw:text-box><text:p text:style-name="P6"><text:span text:style-name="T2">E = ½ D(∆</text:span><text:span text:style-name="T2">v)</text:span><text:span text:style-name="T3">2</text:span></text:p></draw:text-box></draw:frame></draw:g><draw:g text:anchor-type="paragraph" draw:z-index="14" draw:style-name="gr1"><draw:g draw:style-name="gr2"><draw:custom-shape draw:name="Shape1" draw:style-name="gr3" draw:text-style-name="P3" svg:width="14.701cm" svg:height="4.811cm" svg:x="-0.115cm" svg:y="7.673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48cm" svg:y="8.624cm"><draw:text-box><text:p text:style-name="P4"><text:span text:style-name="T1">Spannenergie</text:span></text:p></draw:text-box></draw:frame></draw:g><draw:frame draw:name="Shape3" draw:style-name="gr15" draw:text-style-name="P7" svg:width="5.194cm" svg:height="1.745cm" svg:x="7.957cm" svg:y="9.25cm"><draw:text-box><text:p text:style-name="P6"><text:span text:style-name="T2">E = ½ D(∆</text:span><text:span text:style-name="T2">v)</text:span><text:span text:style-name="T3">2</text:span></text:p></draw:text-box></draw:frame></draw:g><draw:g text:anchor-type="paragraph" draw:z-index="15" draw:style-name="gr1"><draw:g draw:style-name="gr2"><draw:custom-shape draw:name="Shape1" draw:style-name="gr3" draw:text-style-name="P3" svg:width="14.701cm" svg:height="4.811cm" svg:x="-0.115cm" svg:y="7.673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48cm" svg:y="8.624cm"><draw:text-box><text:p text:style-name="P4"><text:span text:style-name="T1">Spannenergie</text:span></text:p></draw:text-box></draw:frame></draw:g><draw:frame draw:name="Shape3" draw:style-name="gr14" draw:text-style-name="P7" svg:width="5.194cm" svg:height="1.745cm" svg:x="7.957cm" svg:y="9.25cm"><draw:text-box><text:p text:style-name="P6"><text:span text:style-name="T2">E = ½ D(∆</text:span><text:span text:style-name="T2">v)</text:span><text:span text:style-name="T3">2</text:span></text:p></draw:text-box></draw:frame></draw:g><draw:g text:anchor-type="paragraph" draw:z-index="16" draw:style-name="gr1"><draw:g draw:style-name="gr2"><draw:custom-shape draw:name="Shape1" draw:style-name="gr3" draw:text-style-name="P3" svg:width="14.701cm" svg:height="4.811cm" svg:x="-0.115cm" svg:y="7.673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48cm" svg:y="8.624cm"><draw:text-box><text:p text:style-name="P4"><text:span text:style-name="T1">Spannenergie</text:span></text:p></draw:text-box></draw:frame></draw:g><draw:frame draw:name="Shape3" draw:style-name="gr13" draw:text-style-name="P7" svg:width="5.194cm" svg:height="1.745cm" svg:x="7.957cm" svg:y="9.25cm"><draw:text-box><text:p text:style-name="P6"><text:span text:style-name="T2">E = ½ D(∆</text:span><text:span text:style-name="T2">v)</text:span><text:span text:style-name="T3">2</text:span></text:p></draw:text-box></draw:frame></draw:g><draw:g text:anchor-type="paragraph" draw:z-index="17" draw:style-name="gr1"><draw:g draw:style-name="gr2"><draw:custom-shape draw:name="Shape1" draw:style-name="gr3" draw:text-style-name="P3" svg:width="14.701cm" svg:height="4.811cm" svg:x="-0.131cm" svg:y="12.933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32cm" svg:y="13.884cm"><draw:text-box><text:p text:style-name="P4"><text:span text:style-name="T1">Spannenergie</text:span></text:p></draw:text-box></draw:frame></draw:g><draw:frame draw:name="Shape3" draw:style-name="gr12" draw:text-style-name="P7" svg:width="5.194cm" svg:height="1.745cm" svg:x="7.941cm" svg:y="14.51cm"><draw:text-box><text:p text:style-name="P6"><text:span text:style-name="T2">E = ½ D(∆</text:span><text:span text:style-name="T2">v)</text:span><text:span text:style-name="T3">2</text:span></text:p></draw:text-box></draw:frame></draw:g><draw:g text:anchor-type="paragraph" draw:z-index="18" draw:style-name="gr1"><draw:g draw:style-name="gr2"><draw:custom-shape draw:name="Shape1" draw:style-name="gr3" draw:text-style-name="P3" svg:width="14.701cm" svg:height="4.811cm" svg:x="-0.113cm" svg:y="18.339cm"><text:p/><draw:enhanced-geometry svg:viewBox="0 0 21600 21600" draw:type="rectangle" draw:enhanced-path="M 0 0 L 21600 0 21600 21600 0 21600 0 0 Z N"/></draw:custom-shape><draw:frame draw:name="Shape2" draw:style-name="gr4" draw:text-style-name="P5" svg:width="7.042cm" svg:height="2.908cm" svg:x="0.15cm" svg:y="19.29cm"><draw:text-box><text:p text:style-name="P4"><text:span text:style-name="T1">Spannenergie</text:span></text:p></draw:text-box></draw:frame></draw:g><draw:frame draw:name="Shape3" draw:style-name="gr11" draw:text-style-name="P7" svg:width="5.194cm" svg:height="1.745cm" svg:x="7.959cm" svg:y="19.916cm"><draw:text-box><text:p text:style-name="P6"><text:span text:style-name="T2">E = ½ D(∆</text:span><text:span text:style-name="T2">v)</text:span><text:span text:style-name="T3">2</text:span></text:p></draw:text-box></draw:frame></draw:g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renis ADF Pro Math" svg:font-family="'Berenis ADF Pro Math'"/>
    <style:font-face style:name="Lohit Devanagari1" svg:font-family="'Lohit Devanagari'"/>
    <style:font-face style:name="Bitstream Vera Serif" svg:font-family="'Bitstream Vera Serif'" style:font-family-generic="roman"/>
    <style:font-face style:name="Latin Modern Mono" svg:font-family="'Latin Modern Mono'" style:font-pitch="fixed"/>
    <style:font-face style:name="Bitstream Vera Sans Mono" svg:font-family="'Bitstream Vera Sans Mono'" style:font-family-generic="modern" style:font-pitch="fixed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1:50.275287723</meta:creation-date>
    <dc:date>2024-09-19T17:11:30.166574744</dc:date>
    <meta:editing-duration>PT22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8" meta:word-count="20" meta:character-count="156" meta:non-whitespace-character-count="143"/>
  </office:meta>
</office:document-meta>
</file>